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Preformatted_20_Text" style:list-style-name="L8">
      <style:paragraph-properties fo:margin-top="0cm" fo:margin-bottom="0.499cm" style:contextual-spacing="false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Preformatted_20_Text" style:list-style-name="L10">
      <style:paragraph-properties fo:margin-top="0cm" fo:margin-bottom="0.499cm" style:contextual-spacing="false"/>
      <style:text-properties officeooo:paragraph-rsid="000b870e"/>
    </style:style>
    <style:style style:name="P6" style:family="paragraph" style:parent-style-name="Preformatted_20_Text" style:list-style-name="L12">
      <style:paragraph-properties fo:margin-top="0cm" fo:margin-bottom="0.499cm" style:contextual-spacing="false"/>
    </style:style>
    <style:style style:name="P7" style:family="paragraph" style:parent-style-name="Preformatted_20_Text" style:list-style-name="L14">
      <style:paragraph-properties fo:margin-top="0cm" fo:margin-bottom="0.499cm" style:contextual-spacing="false"/>
      <style:text-properties officeooo:paragraph-rsid="000b870e"/>
    </style:style>
    <style:style style:name="P8" style:family="paragraph" style:parent-style-name="Preformatted_20_Text" style:list-style-name="L16">
      <style:paragraph-properties fo:margin-top="0cm" fo:margin-bottom="0.499cm" style:contextual-spacing="false"/>
    </style:style>
    <style:style style:name="P9" style:family="paragraph" style:parent-style-name="Preformatted_20_Text">
      <style:paragraph-properties fo:margin-top="0cm" fo:margin-bottom="0.499cm" style:contextual-spacing="false"/>
      <style:text-properties officeooo:paragraph-rsid="000b870e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margin-top="0cm" fo:margin-bottom="0cm" style:contextual-spacing="false"/>
    </style:style>
    <style:style style:name="P12" style:family="paragraph" style:parent-style-name="Text_20_body" style:list-style-name="L2"/>
    <style:style style:name="P13" style:family="paragraph" style:parent-style-name="Text_20_body" style:list-style-name="L2">
      <style:paragraph-properties fo:margin-top="0cm" fo:margin-bottom="0cm" style:contextual-spacing="false"/>
    </style:style>
    <style:style style:name="P14" style:family="paragraph" style:parent-style-name="Text_20_body" style:list-style-name="L3"/>
    <style:style style:name="P15" style:family="paragraph" style:parent-style-name="Text_20_body" style:list-style-name="L3">
      <style:paragraph-properties fo:margin-top="0cm" fo:margin-bottom="0cm" style:contextual-spacing="false"/>
    </style:style>
    <style:style style:name="P16" style:family="paragraph" style:parent-style-name="Text_20_body" style:list-style-name="L4"/>
    <style:style style:name="P17" style:family="paragraph" style:parent-style-name="Text_20_body" style:list-style-name="L4">
      <style:paragraph-properties fo:margin-top="0cm" fo:margin-bottom="0cm" style:contextual-spacing="false"/>
    </style:style>
    <style:style style:name="P18" style:family="paragraph" style:parent-style-name="Text_20_body" style:list-style-name="L5"/>
    <style:style style:name="P19" style:family="paragraph" style:parent-style-name="Text_20_body" style:list-style-name="L5">
      <style:paragraph-properties fo:margin-top="0cm" fo:margin-bottom="0cm" style:contextual-spacing="false"/>
    </style:style>
    <style:style style:name="P20" style:family="paragraph" style:parent-style-name="Text_20_body" style:list-style-name="L6"/>
    <style:style style:name="P21" style:family="paragraph" style:parent-style-name="Text_20_body" style:list-style-name="L6">
      <style:paragraph-properties fo:margin-top="0cm" fo:margin-bottom="0cm" style:contextual-spacing="false"/>
    </style:style>
    <style:style style:name="P22" style:family="paragraph" style:parent-style-name="Text_20_body" style:list-style-name="L13"/>
    <style:style style:name="P23" style:family="paragraph" style:parent-style-name="Text_20_body" style:list-style-name="L17"/>
    <style:style style:name="P24" style:family="paragraph" style:parent-style-name="Text_20_body" style:list-style-name="L17">
      <style:paragraph-properties fo:margin-top="0cm" fo:margin-bottom="0cm" style:contextual-spacing="false"/>
    </style:style>
    <style:style style:name="T1" style:family="text">
      <style:text-properties officeooo:rsid="00072894"/>
    </style:style>
    <style:style style:name="T2" style:family="text">
      <style:text-properties fo:font-size="15pt" officeooo:rsid="00072894" style:font-size-asian="15pt" style:font-size-complex="15pt"/>
    </style:style>
    <style:style style:name="T3" style:family="text">
      <style:text-properties fo:font-style="italic" officeooo:rsid="00072894" style:font-style-asian="italic" style:font-style-complex="italic"/>
    </style:style>
    <style:style style:name="T4" style:family="text">
      <style:text-properties officeooo:rsid="00085fcc"/>
    </style:style>
    <style:style style:name="T5" style:family="text">
      <style:text-properties officeooo:rsid="00088ec1"/>
    </style:style>
    <style:style style:name="T6" style:family="text">
      <style:text-properties officeooo:rsid="000a751b"/>
    </style:style>
    <style:style style:name="T7" style:family="text">
      <style:text-properties officeooo:rsid="000b870e"/>
    </style:style>
    <style:style style:name="T8" style:family="text">
      <style:text-properties style:font-name="Abyssinica SIL"/>
    </style:style>
    <style:style style:name="T9" style:family="text">
      <style:text-properties style:font-name="DejaVu Serif"/>
    </style:style>
    <style:style style:name="T10" style:family="text">
      <style:text-properties style:font-name="Liberation Sans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fo:font-size="15pt" style:font-size-asian="15pt" style:font-size-complex="15pt"/>
    </style:style>
    <style:style style:name="T13" style:family="text">
      <style:text-properties style:font-name="Liberation Serif" fo:font-size="12pt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2">Documentation d'Installation</text:span></text:h>
      <text:p text:style-name="Text_20_body">Cette documentation fournit les instructions pour installer et exécuter <text:span text:style-name="T7">c</text:span>e projet en utilisant Maven.</text:p>
      <text:h text:style-name="Heading_20_4" text:outline-level="4">Prérequis</text:h>
      <text:p text:style-name="Text_20_body">Avant de commencer, assurez-vous d'avoir installé les outils suivants :</text:p>
      <text:list xml:id="list3042705001" text:style-name="L6">
        <text:list-item>
          <text:p text:style-name="P21"><text:span text:style-name="Strong_20_Emphasis">Java Development Kit (JDK)</text:span> : Assurez-vous d'avoir Java JDK version 8 ou supérieure installée sur votre système. Vous pouvez vérifier l'installation en exécutant la commande <text:span text:style-name="Source_20_Text">java -version</text:span> dans votre terminal ou votre invite de commande.</text:p>
        </text:list-item>
        <text:list-item>
          <text:p text:style-name="P20"><text:span text:style-name="Strong_20_Emphasis">Apache Maven</text:span> : Assurez-vous d'avoir Apache Maven installé sur votre système. Vous pouvez vérifier l'installation en exécutant la commande <text:span text:style-name="Source_20_Text">mvn -version</text:span> dans votre terminal ou votre invite de commande.</text:p>
        </text:list-item>
      </text:list>
      <text:h text:style-name="Heading_20_4" text:outline-level="4">Installation</text:h>
      <text:p text:style-name="Text_20_body">Suivez ces étapes pour installer et exécuter le projet :</text:p>
      <text:list xml:id="list1020665243" text:style-name="L8">
        <text:list-item>
          <text:p text:style-name="P3"><text:span text:style-name="Source_20_Text">git clone https://github.com/Sivloc/projet_j2e.git</text:span></text:p>
        </text:list-item>
      </text:list>
      <text:list xml:id="list1065786605" text:style-name="L10">
        <text:list-header>
          <text:p text:style-name="P5"><text:span text:style-name="Source_20_Text"><text:span text:style-name="T7">cd projet_j2e</text:span></text:span></text:p>
        </text:list-header>
      </text:list>
      <text:list xml:id="list2555936233" text:style-name="L12">
        <text:list-header>
          <text:p text:style-name="P6"><text:span text:style-name="Source_20_Text">mvn clean install</text:span></text:p>
        </text:list-header>
      </text:list>
      <text:list xml:id="list788836872" text:style-name="L14">
        <text:list-item>
          <text:p text:style-name="P7"><text:span text:style-name="Source_20_Text">mvn spring-boot:run</text:span></text:p>
        </text:list-item>
      </text:list>
      <text:p text:style-name="P9"><text:span text:style-name="Strong_20_Emphasis"><text:span text:style-name="T13">Accès à l'Application</text:span></text:span><text:span text:style-name="T13"> : Une fois l'application démarrée, ouvrez un navigateur web et accédez à l'URL suivante :</text:span></text:p>
      <text:list xml:id="list4188440408" text:style-name="L16">
        <text:list-header>
          <text:p text:style-name="P8"><text:span text:style-name="Source_20_Text">http://localhost:8080</text:span></text:p>
        </text:list-header>
      </text:list>
      <text:p text:style-name="Text_20_body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0T16:26:21.123218275</meta:creation-date>
    <dc:date>2024-02-10T17:05:47.733065136</dc:date>
    <meta:editing-duration>PT5M2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136" meta:character-count="947" meta:non-whitespace-character-count="830"/>
  </office:meta>
</office:document-meta>
</file>